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I" svg:font-family="CalibI"/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font-name-asian="Monaco" style:font-size-asian="9pt" style:font-name-complex="Monaco" style:font-size-complex="9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font-name-asian="Monaco" style:font-size-asian="9pt" style:font-name-complex="Monaco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font-name-asian="Monaco" style:font-size-asian="9pt" style:font-name-complex="Monaco" style:font-size-complex="9pt"/>
    </style:style>
    <style:style style:name="P14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16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Calibri" fo:font-size="9pt" style:font-name-asian="Monaco" style:font-size-asian="9pt" style:font-name-complex="Monaco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2a00ff"/>
    </style:style>
    <style:style style:name="T7" style:family="text">
      <style:text-properties fo:color="#644632"/>
    </style:style>
    <style:style style:name="T8" style:family="text">
      <style:text-properties fo:color="#644632" fo:font-weight="bold" style:font-weight-asian="bold" style:font-weight-complex="bold"/>
    </style:style>
    <style:style style:name="T9" style:family="text">
      <style:text-properties fo:color="#005032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3f7f5f"/>
    </style:style>
    <style:style style:name="T13" style:family="text">
      <style:text-properties fo:color="#3f7f5f" style:text-underline-style="solid" style:text-underline-width="auto" style:text-underline-color="font-color"/>
    </style:style>
    <style:style style:name="T14" style:family="text">
      <style:text-properties fo:color="#642880"/>
    </style:style>
    <style:style style:name="T15" style:family="text">
      <style:text-properties fo:color="#64288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leLinkedNode.h</text:p>
      <text:p text:style-name="P15"/>
      <text:p text:style-name="P12"><text:span text:style-name="T2">#ifndef</text:span><text:span text:style-name="T4"> DOUBLELINKEDNODE_H_</text:span></text:p>
      <text:p text:style-name="P12"><text:span text:style-name="T2">#define</text:span><text:span text:style-name="T4"> DOUBLELINKEDNODE_H_</text:span></text:p>
      <text:p text:style-name="P12"/>
      <text:p text:style-name="P12"><text:span text:style-name="T2">template</text:span><text:span text:style-name="T4">&lt;</text:span><text:span text:style-name="T2">class</text:span><text:span text:style-name="T4"> </text:span><text:span text:style-name="T7">DataType</text:span><text:span text:style-name="T4">&gt;</text:span></text:p>
      <text:p text:style-name="P12"><text:span text:style-name="T2">class</text:span><text:span text:style-name="T4"> </text:span><text:span text:style-name="T9">DoubleLinkedNode</text:span></text:p>
      <text:p text:style-name="P9">{</text:p>
      <text:p text:style-name="P12"><text:span text:style-name="T2">public</text:span><text:span text:style-name="T4">:</text:span></text:p>
      <text:p text:style-name="P12"><text:span text:style-name="T4"><text:tab/></text:span><text:span text:style-name="T2">typedef</text:span><text:span text:style-name="T4"> </text:span><text:span text:style-name="T9">DoubleLinkedNode</text:span><text:span text:style-name="T4">&lt;</text:span><text:span text:style-name="T7">DataType</text:span><text:span text:style-name="T4">&gt; </text:span><text:span text:style-name="T9">Node</text:span><text:span text:style-name="T4">;</text:span></text:p>
      <text:p text:style-name="P12"/>
      <text:p text:style-name="P12"><text:span text:style-name="T2">private</text:span><text:span text:style-name="T4">:</text:span></text:p>
      <text:p text:style-name="P12"><text:span text:style-name="T4"><text:tab/></text:span><text:span text:style-name="T2">const</text:span><text:span text:style-name="T4"> </text:span><text:span text:style-name="T7">DataType</text:span><text:span text:style-name="T4">* </text:span><text:span text:style-name="T10">fValue</text:span><text:span text:style-name="T4">;</text:span></text:p>
      <text:p text:style-name="P12"><text:span text:style-name="T4"><text:tab/></text:span><text:span text:style-name="T9">Node</text:span><text:span text:style-name="T4">* </text:span><text:span text:style-name="T10">fNext</text:span><text:span text:style-name="T4">;</text:span></text:p>
      <text:p text:style-name="P12"><text:span text:style-name="T4"><text:tab/></text:span><text:span text:style-name="T9">Node</text:span><text:span text:style-name="T4">* </text:span><text:span text:style-name="T10">fPrevious</text:span><text:span text:style-name="T4">;</text:span></text:p>
      <text:p text:style-name="P12"/>
      <text:p text:style-name="P12"><text:span text:style-name="T4"><text:tab/></text:span><text:span text:style-name="T4">DoubleLinkedNode</text:span><text:span text:style-name="T4">(): </text:span><text:span text:style-name="T10">fValue</text:span><text:span text:style-name="T4">((</text:span><text:span text:style-name="T2">const</text:span><text:span text:style-name="T4"> </text:span><text:span text:style-name="T7">DataType</text:span><text:span text:style-name="T4">*)0)</text:span></text:p>
      <text:p text:style-name="P9"><text:tab/>{</text:p>
      <text:p text:style-name="P12"><text:span text:style-name="T4"><text:tab/><text:tab/></text:span><text:span text:style-name="T10">fNext</text:span><text:span text:style-name="T4"> = (</text:span><text:span text:style-name="T9">Node</text:span><text:span text:style-name="T4">*)0;</text:span></text:p>
      <text:p text:style-name="P12"><text:span text:style-name="T4"><text:tab/><text:tab/></text:span><text:span text:style-name="T10">fPrevious</text:span><text:span text:style-name="T4"> = (</text:span><text:span text:style-name="T9">Node</text:span><text:span text:style-name="T4">*)0;</text:span></text:p>
      <text:p text:style-name="P9"><text:tab/>}</text:p>
      <text:p text:style-name="P12"/>
      <text:p text:style-name="P12"><text:span text:style-name="T2">public</text:span><text:span text:style-name="T4">:</text:span></text:p>
      <text:p text:style-name="P12"><text:span text:style-name="T4"><text:tab/></text:span><text:span text:style-name="T2">static</text:span><text:span text:style-name="T4"> </text:span><text:span text:style-name="T9">Node</text:span><text:span text:style-name="T4"> </text:span><text:span text:style-name="T11">NIL</text:span><text:span text:style-name="T4">;</text:span></text:p>
      <text:p text:style-name="P12"/>
      <text:p text:style-name="P12"><text:span text:style-name="T4"><text:tab/></text:span><text:span text:style-name="T4">DoubleLinkedNode</text:span><text:span text:style-name="T4">(</text:span><text:span text:style-name="T2">const</text:span><text:span text:style-name="T4"> </text:span><text:span text:style-name="T7">DataType</text:span><text:span text:style-name="T4">&amp; aValue)</text:span></text:p>
      <text:p text:style-name="P9"><text:tab/>{</text:p>
      <text:p text:style-name="P12"><text:span text:style-name="T4"><text:tab/><text:tab/></text:span><text:span text:style-name="T10">fValue</text:span><text:span text:style-name="T4"> = &amp;aValue;</text:span></text:p>
      <text:p text:style-name="P12"><text:span text:style-name="T4"><text:tab/><text:tab/></text:span><text:span text:style-name="T10">fNext</text:span><text:span text:style-name="T4"> = &amp;</text:span><text:span text:style-name="T11">NIL</text:span><text:span text:style-name="T4">;</text:span></text:p>
      <text:p text:style-name="P12"><text:span text:style-name="T4"><text:tab/><text:tab/></text:span><text:span text:style-name="T10">fPrevious</text:span><text:span text:style-name="T4"> = &amp;</text:span><text:span text:style-name="T11">NIL</text:span><text:span text:style-name="T4">;</text:span></text:p>
      <text:p text:style-name="P9"><text:tab/>}</text:p>
      <text:p text:style-name="P12"/>
      <text:p text:style-name="P12"><text:span text:style-name="T4"><text:tab/></text:span><text:span text:style-name="T12">//Insert the given node after this node</text:span></text:p>
      <text:p text:style-name="P12"><text:span text:style-name="T4"><text:tab/></text:span><text:span text:style-name="T2">void</text:span><text:span text:style-name="T4"> </text:span><text:span text:style-name="T4">insertNode</text:span><text:span text:style-name="T4">(</text:span><text:span text:style-name="T9">Node</text:span><text:span text:style-name="T4">&amp; aNode)</text:span></text:p>
      <text:p text:style-name="P9"><text:tab/>{</text:p>
      <text:p text:style-name="P12"><text:span text:style-name="T4"><text:tab/><text:tab/></text:span><text:span text:style-name="T2">if</text:span><text:span text:style-name="T4">(</text:span><text:span text:style-name="T10">fNext</text:span><text:span text:style-name="T4"> != &amp;</text:span><text:span text:style-name="T11">NIL</text:span><text:span text:style-name="T4">){</text:span></text:p>
      <text:p text:style-name="P12"><text:span text:style-name="T4"><text:tab/><text:tab/><text:tab/></text:span><text:span text:style-name="T2">this</text:span><text:span text:style-name="T4">-&gt;</text:span><text:span text:style-name="T10">fNext</text:span><text:span text:style-name="T4">-&gt;</text:span><text:span text:style-name="T10">fPrevious</text:span><text:span text:style-name="T4"> = &amp;aNode;</text:span></text:p>
      <text:p text:style-name="P12"><text:span text:style-name="T4"><text:tab/><text:tab/><text:tab/>aNode.</text:span><text:span text:style-name="T10">fNext</text:span><text:span text:style-name="T4"> = </text:span><text:span text:style-name="T2">this</text:span><text:span text:style-name="T4">-&gt;</text:span><text:span text:style-name="T10">fNext</text:span><text:span text:style-name="T4">;</text:span></text:p>
      <text:p text:style-name="P9"><text:tab/><text:tab/>}</text:p>
      <text:p text:style-name="P12"><text:span text:style-name="T4"><text:tab/><text:tab/></text:span><text:span text:style-name="T2">this</text:span><text:span text:style-name="T4">-&gt;</text:span><text:span text:style-name="T10">fNext</text:span><text:span text:style-name="T4"> = &amp;aNode;</text:span></text:p>
      <text:p text:style-name="P12"><text:span text:style-name="T4"><text:tab/><text:tab/>aNode.</text:span><text:span text:style-name="T10">fPrevious</text:span><text:span text:style-name="T4"> = </text:span><text:span text:style-name="T2">this</text:span><text:span text:style-name="T4">;</text:span></text:p>
      <text:p text:style-name="P9"><text:tab/>}</text:p>
      <text:p text:style-name="P12"/>
      <text:p text:style-name="P12"><text:span text:style-name="T4"><text:tab/></text:span><text:span text:style-name="T12">//Insert the given node before this node</text:span></text:p>
      <text:p text:style-name="P12"><text:span text:style-name="T4"><text:tab/></text:span><text:span text:style-name="T2">void</text:span><text:span text:style-name="T4"> </text:span><text:span text:style-name="T4">prependNode</text:span><text:span text:style-name="T4">(</text:span><text:span text:style-name="T9">Node</text:span><text:span text:style-name="T4">&amp; aNode)</text:span></text:p>
      <text:p text:style-name="P9"><text:tab/>{</text:p>
      <text:p text:style-name="P12"><text:span text:style-name="T4"><text:tab/><text:tab/></text:span><text:span text:style-name="T2">if</text:span><text:span text:style-name="T4">(</text:span><text:span text:style-name="T10">fPrevious</text:span><text:span text:style-name="T4"> != &amp;</text:span><text:span text:style-name="T11">NIL</text:span><text:span text:style-name="T4">){</text:span></text:p>
      <text:p text:style-name="P12"><text:span text:style-name="T4"><text:tab/><text:tab/><text:tab/></text:span><text:span text:style-name="T2">this</text:span><text:span text:style-name="T4">-&gt;</text:span><text:span text:style-name="T10">fPrevious</text:span><text:span text:style-name="T4">-&gt;</text:span><text:span text:style-name="T10">fNext</text:span><text:span text:style-name="T4"> = &amp;aNode;</text:span></text:p>
      <text:p text:style-name="P12"><text:span text:style-name="T4"><text:tab/><text:tab/><text:tab/>aNode.</text:span><text:span text:style-name="T10">fPrevious</text:span><text:span text:style-name="T4"> = </text:span><text:span text:style-name="T2">this</text:span><text:span text:style-name="T4">-&gt;</text:span><text:span text:style-name="T10">fPrevious</text:span><text:span text:style-name="T4">;</text:span></text:p>
      <text:p text:style-name="P9"><text:tab/><text:tab/>}</text:p>
      <text:p text:style-name="P12"><text:span text:style-name="T4"><text:tab/><text:tab/></text:span><text:span text:style-name="T2">this</text:span><text:span text:style-name="T4">-&gt;</text:span><text:span text:style-name="T10">fPrevious</text:span><text:span text:style-name="T4"> = &amp;aNode;</text:span></text:p>
      <text:p text:style-name="P12"><text:span text:style-name="T4"><text:tab/><text:tab/>aNode.</text:span><text:span text:style-name="T10">fNext</text:span><text:span text:style-name="T4"> = </text:span><text:span text:style-name="T2">this</text:span><text:span text:style-name="T4">;</text:span></text:p>
      <text:p text:style-name="P9"><text:tab/>}</text:p>
      <text:p text:style-name="P12"/>
      <text:p text:style-name="P12"><text:span text:style-name="T4"><text:tab/></text:span><text:span text:style-name="T2">void</text:span><text:span text:style-name="T4"> </text:span><text:span text:style-name="T4">dropNode</text:span><text:span text:style-name="T4">()</text:span></text:p>
      <text:p text:style-name="P9"><text:tab/>{</text:p>
      <text:p text:style-name="P12"><text:span text:style-name="T4"><text:tab/><text:tab/></text:span><text:span text:style-name="T10">fPrevious</text:span><text:span text:style-name="T4">-&gt;</text:span><text:span text:style-name="T10">fNext</text:span><text:span text:style-name="T4"> = </text:span><text:span text:style-name="T10">fNext</text:span><text:span text:style-name="T4">;</text:span></text:p>
      <text:p text:style-name="P12"><text:span text:style-name="T4"><text:tab/><text:tab/></text:span><text:span text:style-name="T10">fNext</text:span><text:span text:style-name="T4">-&gt;</text:span><text:span text:style-name="T10">fPrevious</text:span><text:span text:style-name="T4"> = </text:span><text:span text:style-name="T10">fPrevious</text:span><text:span text:style-name="T4">;</text:span></text:p>
      <text:p text:style-name="P9"><text:tab/>}</text:p>
      <text:p text:style-name="P12"/>
      <text:p text:style-name="P12"><text:span text:style-name="T4"><text:tab/></text:span><text:span text:style-name="T2">const</text:span><text:span text:style-name="T4"> </text:span><text:span text:style-name="T7">DataType</text:span><text:span text:style-name="T4">&amp; </text:span><text:span text:style-name="T4">getValue</text:span><text:span text:style-name="T4">() </text:span><text:span text:style-name="T2">const</text:span></text:p>
      <text:p text:style-name="P9"><text:tab/>{</text:p>
      <text:p text:style-name="P12"><text:span text:style-name="T4"><text:tab/><text:tab/></text:span><text:span text:style-name="T2">return</text:span><text:span text:style-name="T4"> *</text:span><text:span text:style-name="T10">fValue</text:span><text:span text:style-name="T4">;</text:span></text:p>
      <text:p text:style-name="P9"><text:tab/>}</text:p>
      <text:p text:style-name="P12"/>
      <text:p text:style-name="P12"><text:soft-page-break/><text:span text:style-name="T4"><text:tab/></text:span><text:span text:style-name="T9">Node</text:span><text:span text:style-name="T4">&amp; </text:span><text:span text:style-name="T4">getNext</text:span><text:span text:style-name="T4">() </text:span><text:span text:style-name="T2">const</text:span></text:p>
      <text:p text:style-name="P9"><text:tab/>{</text:p>
      <text:p text:style-name="P12"><text:span text:style-name="T4"><text:tab/><text:tab/></text:span><text:span text:style-name="T2">return</text:span><text:span text:style-name="T4"> *</text:span><text:span text:style-name="T10">fNext</text:span><text:span text:style-name="T4">;</text:span></text:p>
      <text:p text:style-name="P9"><text:tab/>}</text:p>
      <text:p text:style-name="P12"/>
      <text:p text:style-name="P12"><text:span text:style-name="T4"><text:tab/></text:span><text:span text:style-name="T9">Node</text:span><text:span text:style-name="T4">&amp; </text:span><text:span text:style-name="T4">getPrevious</text:span><text:span text:style-name="T4">() </text:span><text:span text:style-name="T2">const</text:span></text:p>
      <text:p text:style-name="P9"><text:tab/>{</text:p>
      <text:p text:style-name="P12"><text:span text:style-name="T4"><text:tab/><text:tab/></text:span><text:span text:style-name="T2">return</text:span><text:span text:style-name="T4"> *</text:span><text:span text:style-name="T10">fPrevious</text:span><text:span text:style-name="T4">;</text:span></text:p>
      <text:p text:style-name="P9"><text:tab/>}</text:p>
      <text:p text:style-name="P9">};</text:p>
      <text:p text:style-name="P12"><text:span text:style-name="T2">template</text:span><text:span text:style-name="T4">&lt;</text:span><text:span text:style-name="T2">class</text:span><text:span text:style-name="T4"> </text:span><text:span text:style-name="T7">DataType</text:span><text:span text:style-name="T4">&gt;</text:span></text:p>
      <text:p text:style-name="P12"><text:span text:style-name="T9">DoubleLinkedNode</text:span><text:span text:style-name="T4">&lt;</text:span><text:span text:style-name="T7">DataType</text:span><text:span text:style-name="T4">&gt; </text:span><text:span text:style-name="T11">DoubleLinkedNode&lt;DataType&gt;::NIL</text:span><text:span text:style-name="T4">;</text:span></text:p>
      <text:p text:style-name="P12"/>
      <text:p text:style-name="P12"><text:span text:style-name="T2">#endif</text:span><text:span text:style-name="T4"> </text:span><text:span text:style-name="T12">/* DOUBLELINKEDNODE_H_ */</text:span></text:p>
      <text:p text:style-name="P11"><text:span text:style-name="T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List.h</text:p>
      <text:p text:style-name="P17"/>
      <text:p text:style-name="P13"><text:span text:style-name="T3">#ifndef</text:span><text:span text:style-name="T4"> LIST_H_</text:span></text:p>
      <text:p text:style-name="P13"><text:span text:style-name="T3">#define</text:span><text:span text:style-name="T4"> LIST_H_</text:span></text:p>
      <text:p text:style-name="P13"/>
      <text:p text:style-name="P13"><text:span text:style-name="T3">#include</text:span><text:span text:style-name="T4"> </text:span><text:span text:style-name="T6">"DoubleLinkedNode.h"</text:span></text:p>
      <text:p text:style-name="P13"><text:span text:style-name="T3">#include</text:span><text:span text:style-name="T4"> </text:span><text:span text:style-name="T6">"NodeIterator.h"</text:span></text:p>
      <text:p text:style-name="P13"><text:span text:style-name="T3">#include</text:span><text:span text:style-name="T4"> </text:span><text:span text:style-name="T6">&lt;stdexcept&gt;</text:span></text:p>
      <text:p text:style-name="P13"/>
      <text:p text:style-name="P13"><text:span text:style-name="T3">template</text:span><text:span text:style-name="T4">&lt;</text:span><text:span text:style-name="T3">class</text:span><text:span text:style-name="T4"> </text:span><text:span text:style-name="T8">T</text:span><text:span text:style-name="T4">&gt;</text:span></text:p>
      <text:p text:style-name="P13"><text:span text:style-name="T3">class</text:span><text:span text:style-name="T4"> </text:span><text:span text:style-name="T9">List</text:span></text:p>
      <text:p text:style-name="P10">{</text:p>
      <text:p text:style-name="P13"><text:span text:style-name="T3">private</text:span><text:span text:style-name="T4">:</text:span></text:p>
      <text:p text:style-name="P13"><text:span text:style-name="T4"><text:tab/></text:span><text:span text:style-name="T3">typedef</text:span><text:span text:style-name="T4"> </text:span><text:span text:style-name="T9">DoubleLinkedNode</text:span><text:span text:style-name="T4">&lt;</text:span><text:span text:style-name="T8">T</text:span><text:span text:style-name="T4">&gt; </text:span><text:span text:style-name="T9">Value</text:span><text:span text:style-name="T4">;</text:span></text:p>
      <text:p text:style-name="P13"><text:span text:style-name="T4"><text:tab/></text:span><text:span text:style-name="T3">typedef</text:span><text:span text:style-name="T4"> </text:span><text:span text:style-name="T9">DoubleLinkedNode</text:span><text:span text:style-name="T4">&lt;</text:span><text:span text:style-name="T8">T</text:span><text:span text:style-name="T4">&gt;* </text:span><text:span text:style-name="T9">ListImpl</text:span><text:span text:style-name="T4">;</text:span></text:p>
      <text:p text:style-name="P13"/>
      <text:p text:style-name="P13"><text:span text:style-name="T4"><text:tab/></text:span><text:span text:style-name="T9">ListImpl</text:span><text:span text:style-name="T4"> </text:span><text:span text:style-name="T10">fTop</text:span><text:span text:style-name="T4">; </text:span><text:span text:style-name="T12">//leftmost element</text:span></text:p>
      <text:p text:style-name="P13"><text:span text:style-name="T4"><text:tab/></text:span><text:span text:style-name="T9">ListImpl</text:span><text:span text:style-name="T4"> </text:span><text:span text:style-name="T10">fLast</text:span><text:span text:style-name="T4">; </text:span><text:span text:style-name="T12">//rightmost element</text:span></text:p>
      <text:p text:style-name="P13"><text:span text:style-name="T4"><text:tab/></text:span><text:span text:style-name="T3">int</text:span><text:span text:style-name="T4"> </text:span><text:span text:style-name="T10">fCount</text:span><text:span text:style-name="T4">; </text:span><text:span text:style-name="T12">//number of nodes</text:span></text:p>
      <text:p text:style-name="P13"/>
      <text:p text:style-name="P13"><text:span text:style-name="T3">public</text:span><text:span text:style-name="T4">:</text:span></text:p>
      <text:p text:style-name="P13"><text:span text:style-name="T4"><text:tab/></text:span><text:span text:style-name="T3">typedef</text:span><text:span text:style-name="T4"> </text:span><text:span text:style-name="T9">NodeIterator</text:span><text:span text:style-name="T4">&lt;</text:span><text:span text:style-name="T8">T</text:span><text:span text:style-name="T4">&gt; </text:span><text:span text:style-name="T9">ListIterator</text:span><text:span text:style-name="T4">;</text:span></text:p>
      <text:p text:style-name="P13"/>
      <text:p text:style-name="P13"><text:span text:style-name="T4"><text:tab/></text:span><text:span text:style-name="T5">List</text:span><text:span text:style-name="T4">()</text:span><text:span text:style-name="T12">//list constructor</text:span></text:p>
      <text:p text:style-name="P10"><text:tab/>{</text:p>
      <text:p text:style-name="P13"><text:span text:style-name="T4"><text:tab/><text:tab/></text:span><text:span text:style-name="T10">fTop</text:span><text:span text:style-name="T4"> = &amp;</text:span><text:span text:style-name="T9">Value</text:span><text:span text:style-name="T4">::NIL;</text:span></text:p>
      <text:p text:style-name="P13"><text:span text:style-name="T4"><text:tab/><text:tab/></text:span><text:span text:style-name="T10">fLast</text:span><text:span text:style-name="T4"> = &amp;</text:span><text:span text:style-name="T9">Value</text:span><text:span text:style-name="T4">::NIL;</text:span></text:p>
      <text:p text:style-name="P13"><text:span text:style-name="T4"><text:tab/><text:tab/></text:span><text:span text:style-name="T10">fCount</text:span><text:span text:style-name="T4"> = 0;</text:span></text:p>
      <text:p text:style-name="P10"><text:tab/>}</text:p>
      <text:p text:style-name="P13"/>
      <text:p text:style-name="P13"><text:span text:style-name="T4"><text:tab/></text:span><text:span text:style-name="T5">List</text:span><text:span text:style-name="T4">(</text:span><text:span text:style-name="T3">const</text:span><text:span text:style-name="T4"> </text:span><text:span text:style-name="T9">List</text:span><text:span text:style-name="T4">&amp; aOtherList) </text:span><text:span text:style-name="T12">//list copy constructor</text:span></text:p>
      <text:p text:style-name="P10"><text:tab/>{</text:p>
      <text:p text:style-name="P13"><text:span text:style-name="T4"><text:tab/><text:tab/></text:span><text:span text:style-name="T10">fTop</text:span><text:span text:style-name="T4"> = </text:span><text:span text:style-name="T3">new</text:span><text:span text:style-name="T4"> </text:span><text:span text:style-name="T9">Value</text:span><text:span text:style-name="T4">(aOtherList.</text:span><text:span text:style-name="T10">fTop</text:span><text:span text:style-name="T4">-&gt;getValue());</text:span></text:p>
      <text:p text:style-name="P13"><text:span text:style-name="T4"><text:tab/><text:tab/></text:span><text:span text:style-name="T10">fLast</text:span><text:span text:style-name="T4"> = </text:span><text:span text:style-name="T10">fTop</text:span><text:span text:style-name="T4">;</text:span></text:p>
      <text:p text:style-name="P13"><text:span text:style-name="T4"><text:tab/><text:tab/></text:span><text:span text:style-name="T3">for</text:span><text:span text:style-name="T4">(</text:span><text:span text:style-name="T3">int</text:span><text:span text:style-name="T4"> i = 1; i &lt; aOtherList.size(); i++){</text:span></text:p>
      <text:p text:style-name="P13"><text:span text:style-name="T4"><text:tab/><text:tab/><text:tab/></text:span><text:span text:style-name="T9">ListImpl</text:span><text:span text:style-name="T4"> newNode = </text:span><text:span text:style-name="T3">new</text:span><text:span text:style-name="T4"> </text:span><text:span text:style-name="T9">Value</text:span><text:span text:style-name="T4">(aOtherList[i]);</text:span></text:p>
      <text:p text:style-name="P13"><text:span text:style-name="T4"><text:tab/><text:tab/><text:tab/></text:span><text:span text:style-name="T10">fLast</text:span><text:span text:style-name="T4">-&gt;insertNode(*newNode);</text:span></text:p>
      <text:p text:style-name="P13"><text:span text:style-name="T4"><text:tab/><text:tab/><text:tab/></text:span><text:span text:style-name="T10">fLast</text:span><text:span text:style-name="T4"> = newNode;</text:span></text:p>
      <text:p text:style-name="P10"><text:tab/><text:tab/>}</text:p>
      <text:p text:style-name="P13"><text:span text:style-name="T4"><text:tab/><text:tab/></text:span><text:span text:style-name="T10">fCount</text:span><text:span text:style-name="T4"> = aOtherList.</text:span><text:span text:style-name="T10">fCount</text:span><text:span text:style-name="T4">;</text:span></text:p>
      <text:p text:style-name="P10"><text:tab/>}</text:p>
      <text:p text:style-name="P13"/>
      <text:p text:style-name="P13"><text:span text:style-name="T4"><text:tab/></text:span><text:span text:style-name="T5">~List</text:span><text:span text:style-name="T4">() </text:span><text:span text:style-name="T12">//list </text:span><text:span text:style-name="T13">deconstructor</text:span></text:p>
      <text:p text:style-name="P10"><text:tab/>{</text:p>
      <text:p text:style-name="P13"><text:span text:style-name="T4"><text:tab/><text:tab/></text:span><text:span text:style-name="T3">for</text:span><text:span text:style-name="T4">(</text:span><text:span text:style-name="T9">ListImpl</text:span><text:span text:style-name="T4"> curr = </text:span><text:span text:style-name="T10">fTop</text:span><text:span text:style-name="T4">; curr != &amp;</text:span><text:span text:style-name="T9">Value</text:span><text:span text:style-name="T4">::NIL; curr = &amp;curr-&gt;getNext()){</text:span></text:p>
      <text:p text:style-name="P10"><text:tab/><text:tab/><text:tab/>curr-&gt;dropNode();</text:p>
      <text:p text:style-name="P10"><text:tab/><text:tab/>}</text:p>
      <text:p text:style-name="P10"><text:tab/>}</text:p>
      <text:p text:style-name="P13"/>
      <text:p text:style-name="P13"><text:span text:style-name="T4"><text:tab/></text:span><text:span text:style-name="T9">List</text:span><text:span text:style-name="T4">&amp; </text:span><text:span text:style-name="T5">operator=</text:span><text:span text:style-name="T4">(</text:span><text:span text:style-name="T3">const</text:span><text:span text:style-name="T4"> </text:span><text:span text:style-name="T9">List</text:span><text:span text:style-name="T4">&amp; aOtherList) </text:span><text:span text:style-name="T12">//list assignment operator</text:span></text:p>
      <text:p text:style-name="P10"><text:tab/>{</text:p>
      <text:p text:style-name="P13"><text:span text:style-name="T4"><text:tab/><text:tab/></text:span><text:span text:style-name="T12">//delete old nodes</text:span></text:p>
      <text:p text:style-name="P13"><text:span text:style-name="T4"><text:tab/><text:tab/></text:span><text:span text:style-name="T3">for</text:span><text:span text:style-name="T4">(</text:span><text:span text:style-name="T9">ListImpl</text:span><text:span text:style-name="T4"> curr = </text:span><text:span text:style-name="T10">fTop</text:span><text:span text:style-name="T4">; curr != &amp;</text:span><text:span text:style-name="T9">Value</text:span><text:span text:style-name="T4">::NIL; curr = &amp;curr-&gt;getNext()){</text:span></text:p>
      <text:p text:style-name="P10"><text:tab/><text:tab/><text:tab/>curr-&gt;dropNode();</text:p>
      <text:p text:style-name="P13"><text:span text:style-name="T4"><text:tab/><text:tab/><text:tab/></text:span><text:span text:style-name="T3">delete</text:span><text:span text:style-name="T4"> curr;</text:span></text:p>
      <text:p text:style-name="P10"><text:tab/><text:tab/>}</text:p>
      <text:p text:style-name="P13"><text:span text:style-name="T4"><text:tab/><text:tab/></text:span><text:span text:style-name="T12">//get new nodes</text:span></text:p>
      <text:p text:style-name="P13"><text:span text:style-name="T4"><text:tab/><text:tab/></text:span><text:span text:style-name="T10">fTop</text:span><text:span text:style-name="T4"> = </text:span><text:span text:style-name="T3">new</text:span><text:span text:style-name="T4"> </text:span><text:span text:style-name="T9">Value</text:span><text:span text:style-name="T4">(aOtherList.</text:span><text:span text:style-name="T10">fTop</text:span><text:span text:style-name="T4">-&gt;getValue());</text:span></text:p>
      <text:p text:style-name="P13"><text:span text:style-name="T4"><text:tab/><text:tab/></text:span><text:span text:style-name="T10">fLast</text:span><text:span text:style-name="T4"> = </text:span><text:span text:style-name="T10">fTop</text:span><text:span text:style-name="T4">;</text:span></text:p>
      <text:p text:style-name="P13"><text:span text:style-name="T4"><text:tab/><text:tab/></text:span><text:span text:style-name="T3">for</text:span><text:span text:style-name="T4">(</text:span><text:span text:style-name="T3">int</text:span><text:span text:style-name="T4"> i = 1; i &lt; aOtherList.size(); i++){</text:span></text:p>
      <text:p text:style-name="P13"><text:span text:style-name="T4"><text:tab/><text:tab/><text:tab/></text:span><text:span text:style-name="T9">ListImpl</text:span><text:span text:style-name="T4"> newNode = </text:span><text:span text:style-name="T3">new</text:span><text:span text:style-name="T4"> </text:span><text:span text:style-name="T9">Value</text:span><text:span text:style-name="T4">(aOtherList[i]);</text:span></text:p>
      <text:p text:style-name="P13"><text:span text:style-name="T4"><text:tab/><text:tab/><text:tab/></text:span><text:span text:style-name="T10">fLast</text:span><text:span text:style-name="T4">-&gt;insertNode(*newNode);</text:span></text:p>
      <text:p text:style-name="P13"><text:span text:style-name="T4"><text:tab/><text:tab/><text:tab/></text:span><text:span text:style-name="T10">fLast</text:span><text:span text:style-name="T4"> = newNode;</text:span></text:p>
      <text:p text:style-name="P10"><text:tab/><text:tab/>}</text:p>
      <text:p text:style-name="P13"><text:span text:style-name="T4"><text:tab/><text:tab/></text:span><text:span text:style-name="T10">fCount</text:span><text:span text:style-name="T4"> = aOtherList.</text:span><text:span text:style-name="T10">fCount</text:span><text:span text:style-name="T4">;</text:span></text:p>
      <text:p text:style-name="P13"><text:soft-page-break/></text:p>
      <text:p text:style-name="P13"><text:span text:style-name="T4"><text:tab/><text:tab/></text:span><text:span text:style-name="T3">return</text:span><text:span text:style-name="T4"> *</text:span><text:span text:style-name="T3">this</text:span><text:span text:style-name="T4">;</text:span></text:p>
      <text:p text:style-name="P10"><text:tab/>}</text:p>
      <text:p text:style-name="P13"/>
      <text:p text:style-name="P13"><text:span text:style-name="T4"><text:tab/></text:span><text:span text:style-name="T3">bool</text:span><text:span text:style-name="T4"> </text:span><text:span text:style-name="T5">isEmpty</text:span><text:span text:style-name="T4">() </text:span><text:span text:style-name="T3">const</text:span><text:span text:style-name="T4"> </text:span><text:span text:style-name="T12">//empty list predicate</text:span></text:p>
      <text:p text:style-name="P10"><text:tab/>{</text:p>
      <text:p text:style-name="P13"><text:span text:style-name="T4"><text:tab/><text:tab/></text:span><text:span text:style-name="T3">if</text:span><text:span text:style-name="T4">(</text:span><text:span text:style-name="T10">fCount</text:span><text:span text:style-name="T4"> == 0)</text:span></text:p>
      <text:p text:style-name="P13"><text:span text:style-name="T4"><text:tab/><text:tab/><text:tab/></text:span><text:span text:style-name="T3">return</text:span><text:span text:style-name="T4"> </text:span><text:span text:style-name="T3">true</text:span><text:span text:style-name="T4">;</text:span></text:p>
      <text:p text:style-name="P13"><text:span text:style-name="T4"><text:tab/><text:tab/></text:span><text:span text:style-name="T3">else</text:span></text:p>
      <text:p text:style-name="P13"><text:span text:style-name="T4"><text:tab/><text:tab/><text:tab/></text:span><text:span text:style-name="T3">return</text:span><text:span text:style-name="T4"> </text:span><text:span text:style-name="T3">false</text:span><text:span text:style-name="T4">;</text:span></text:p>
      <text:p text:style-name="P10"><text:tab/>}</text:p>
      <text:p text:style-name="P13"/>
      <text:p text:style-name="P13"><text:span text:style-name="T4"><text:tab/></text:span><text:span text:style-name="T3">int</text:span><text:span text:style-name="T4"> </text:span><text:span text:style-name="T5">size</text:span><text:span text:style-name="T4">() </text:span><text:span text:style-name="T3">const</text:span><text:span text:style-name="T4"> </text:span><text:span text:style-name="T12">//get number of nodes</text:span></text:p>
      <text:p text:style-name="P10"><text:tab/>{</text:p>
      <text:p text:style-name="P13"><text:span text:style-name="T4"><text:tab/><text:tab/></text:span><text:span text:style-name="T3">return</text:span><text:span text:style-name="T4"> </text:span><text:span text:style-name="T10">fCount</text:span><text:span text:style-name="T4">;</text:span></text:p>
      <text:p text:style-name="P10"><text:tab/>}</text:p>
      <text:p text:style-name="P13"/>
      <text:p text:style-name="P13"><text:span text:style-name="T4"><text:tab/></text:span><text:span text:style-name="T3">void</text:span><text:span text:style-name="T4"> </text:span><text:span text:style-name="T5">add</text:span><text:span text:style-name="T4">(</text:span><text:span text:style-name="T3">const</text:span><text:span text:style-name="T4"> </text:span><text:span text:style-name="T8">T</text:span><text:span text:style-name="T4">&amp; aElement) </text:span><text:span text:style-name="T12">//add element at end</text:span></text:p>
      <text:p text:style-name="P10"><text:tab/>{</text:p>
      <text:p text:style-name="P13"><text:span text:style-name="T4"><text:tab/><text:tab/></text:span><text:span text:style-name="T9">ListImpl</text:span><text:span text:style-name="T4"> newNode = </text:span><text:span text:style-name="T3">new</text:span><text:span text:style-name="T4"> </text:span><text:span text:style-name="T9">Value</text:span><text:span text:style-name="T4">(aElement);</text:span></text:p>
      <text:p text:style-name="P13"><text:span text:style-name="T4"><text:tab/><text:tab/></text:span><text:span text:style-name="T3">if</text:span><text:span text:style-name="T4">(</text:span><text:span text:style-name="T10">fCount</text:span><text:span text:style-name="T4"> == 0){</text:span></text:p>
      <text:p text:style-name="P13"><text:span text:style-name="T4"><text:tab/><text:tab/><text:tab/></text:span><text:span text:style-name="T10">fTop</text:span><text:span text:style-name="T4"> = newNode;</text:span></text:p>
      <text:p text:style-name="P13"><text:span text:style-name="T4"><text:tab/><text:tab/><text:tab/></text:span><text:span text:style-name="T10">fLast</text:span><text:span text:style-name="T4"> = newNode;</text:span></text:p>
      <text:p text:style-name="P10"><text:tab/><text:tab/>}</text:p>
      <text:p text:style-name="P13"><text:span text:style-name="T4"><text:tab/><text:tab/></text:span><text:span text:style-name="T3">else</text:span><text:span text:style-name="T4">{</text:span></text:p>
      <text:p text:style-name="P13"><text:span text:style-name="T4"><text:tab/><text:tab/><text:tab/></text:span><text:span text:style-name="T10">fLast</text:span><text:span text:style-name="T4">-&gt;insertNode(*newNode);</text:span></text:p>
      <text:p text:style-name="P13"><text:span text:style-name="T4"><text:tab/><text:tab/><text:tab/></text:span><text:span text:style-name="T10">fLast</text:span><text:span text:style-name="T4"> = newNode;</text:span></text:p>
      <text:p text:style-name="P10"><text:tab/><text:tab/>}</text:p>
      <text:p text:style-name="P13"><text:span text:style-name="T4"><text:tab/><text:tab/></text:span><text:span text:style-name="T10">fCount</text:span><text:span text:style-name="T4">++;</text:span></text:p>
      <text:p text:style-name="P10"><text:tab/>}</text:p>
      <text:p text:style-name="P13"/>
      <text:p text:style-name="P13"><text:span text:style-name="T4"><text:tab/></text:span><text:span text:style-name="T3">void</text:span><text:span text:style-name="T4"> </text:span><text:span text:style-name="T5">addFirst</text:span><text:span text:style-name="T4">(</text:span><text:span text:style-name="T3">const</text:span><text:span text:style-name="T4"> </text:span><text:span text:style-name="T8">T</text:span><text:span text:style-name="T4">&amp; aElement)</text:span><text:span text:style-name="T12">//add element at top</text:span></text:p>
      <text:p text:style-name="P10"><text:tab/>{</text:p>
      <text:p text:style-name="P13"><text:span text:style-name="T4"><text:tab/><text:tab/></text:span><text:span text:style-name="T9">ListImpl</text:span><text:span text:style-name="T4"> newNode = </text:span><text:span text:style-name="T3">new</text:span><text:span text:style-name="T4"> </text:span><text:span text:style-name="T9">Value</text:span><text:span text:style-name="T4">(aElement);</text:span></text:p>
      <text:p text:style-name="P13"><text:span text:style-name="T4"><text:tab/><text:tab/></text:span><text:span text:style-name="T3">if</text:span><text:span text:style-name="T4">(</text:span><text:span text:style-name="T10">fCount</text:span><text:span text:style-name="T4"> == 0){</text:span></text:p>
      <text:p text:style-name="P13"><text:span text:style-name="T4"><text:tab/><text:tab/><text:tab/></text:span><text:span text:style-name="T10">fTop</text:span><text:span text:style-name="T4"> = newNode;</text:span></text:p>
      <text:p text:style-name="P13"><text:span text:style-name="T4"><text:tab/><text:tab/><text:tab/></text:span><text:span text:style-name="T10">fLast</text:span><text:span text:style-name="T4"> = newNode;</text:span></text:p>
      <text:p text:style-name="P10"><text:tab/><text:tab/>}</text:p>
      <text:p text:style-name="P13"><text:span text:style-name="T4"><text:tab/><text:tab/></text:span><text:span text:style-name="T3">else</text:span><text:span text:style-name="T4">{</text:span></text:p>
      <text:p text:style-name="P13"><text:span text:style-name="T4"><text:tab/><text:tab/><text:tab/></text:span><text:span text:style-name="T10">fTop</text:span><text:span text:style-name="T4">-&gt;prependNode(*newNode);</text:span></text:p>
      <text:p text:style-name="P13"><text:span text:style-name="T4"><text:tab/><text:tab/><text:tab/></text:span><text:span text:style-name="T10">fTop</text:span><text:span text:style-name="T4"> = newNode;</text:span></text:p>
      <text:p text:style-name="P10"><text:tab/><text:tab/>}</text:p>
      <text:p text:style-name="P13"><text:span text:style-name="T4"><text:tab/><text:tab/></text:span><text:span text:style-name="T10">fCount</text:span><text:span text:style-name="T4">++;</text:span></text:p>
      <text:p text:style-name="P10"><text:tab/>}</text:p>
      <text:p text:style-name="P13"/>
      <text:p text:style-name="P13"><text:span text:style-name="T4"><text:tab/></text:span><text:span text:style-name="T3">bool</text:span><text:span text:style-name="T4"> </text:span><text:span text:style-name="T5">drop</text:span><text:span text:style-name="T4">(</text:span><text:span text:style-name="T3">const</text:span><text:span text:style-name="T4"> </text:span><text:span text:style-name="T8">T</text:span><text:span text:style-name="T4">&amp; aElement) </text:span><text:span text:style-name="T12">//delete matching element</text:span></text:p>
      <text:p text:style-name="P10"><text:tab/>{</text:p>
      <text:p text:style-name="P13"><text:span text:style-name="T4"><text:tab/><text:tab/></text:span><text:span text:style-name="T3">if</text:span><text:span text:style-name="T4">(</text:span><text:span text:style-name="T10">fCount</text:span><text:span text:style-name="T4"> &gt; 0){</text:span></text:p>
      <text:p text:style-name="P13"><text:span text:style-name="T4"><text:tab/><text:tab/><text:tab/></text:span><text:span text:style-name="T10">fCount</text:span><text:span text:style-name="T4">--;</text:span></text:p>
      <text:p text:style-name="P13"><text:span text:style-name="T4"><text:tab/><text:tab/><text:tab/></text:span><text:span text:style-name="T3">for</text:span><text:span text:style-name="T4">(</text:span><text:span text:style-name="T9">ListImpl</text:span><text:span text:style-name="T4"> curr = </text:span><text:span text:style-name="T10">fTop</text:span><text:span text:style-name="T4">; curr != </text:span><text:span text:style-name="T10">fLast</text:span><text:span text:style-name="T4">; curr = &amp;curr-&gt;getNext()){</text:span></text:p>
      <text:p text:style-name="P13"><text:span text:style-name="T4"><text:tab/><text:tab/><text:tab/><text:tab/></text:span><text:span text:style-name="T3">if</text:span><text:span text:style-name="T4">(curr-&gt;getValue() == aElement){</text:span></text:p>
      <text:p text:style-name="P10"><text:tab/><text:tab/><text:tab/><text:tab/><text:tab/>curr-&gt;dropNode();</text:p>
      <text:p text:style-name="P13"><text:span text:style-name="T4"><text:tab/><text:tab/><text:tab/><text:tab/><text:tab/></text:span><text:span text:style-name="T3">delete</text:span><text:span text:style-name="T4"> curr;</text:span></text:p>
      <text:p text:style-name="P13"><text:span text:style-name="T4"><text:tab/><text:tab/><text:tab/><text:tab/><text:tab/></text:span><text:span text:style-name="T3">return</text:span><text:span text:style-name="T4"> </text:span><text:span text:style-name="T3">true</text:span><text:span text:style-name="T4">;</text:span>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3"><text:span text:style-name="T4"><text:tab/><text:tab/></text:span><text:span text:style-name="T3">return</text:span><text:span text:style-name="T4"> </text:span><text:span text:style-name="T3">false</text:span><text:span text:style-name="T4">;</text:span></text:p>
      <text:p text:style-name="P10"><text:tab/>}</text:p>
      <text:p text:style-name="P13"/>
      <text:p text:style-name="P13"><text:span text:style-name="T4"><text:tab/></text:span><text:span text:style-name="T3">void</text:span><text:span text:style-name="T4"> </text:span><text:span text:style-name="T5">dropFirst</text:span><text:span text:style-name="T4">() </text:span><text:span text:style-name="T12">//delete first node</text:span></text:p>
      <text:p text:style-name="P10"><text:tab/>{</text:p>
      <text:p text:style-name="P13"><text:span text:style-name="T4"><text:tab/><text:tab/></text:span><text:span text:style-name="T3">if</text:span><text:span text:style-name="T4">(</text:span><text:span text:style-name="T10">fCount</text:span><text:span text:style-name="T4"> &gt; 0){</text:span></text:p>
      <text:p text:style-name="P13"><text:span text:style-name="T4"><text:tab/><text:tab/><text:tab/></text:span><text:span text:style-name="T9">ListImpl</text:span><text:span text:style-name="T4"> temp = </text:span><text:span text:style-name="T10">fTop</text:span><text:span text:style-name="T4">;</text:span></text:p>
      <text:p text:style-name="P13"><text:span text:style-name="T4"><text:tab/><text:tab/><text:tab/></text:span><text:span text:style-name="T10">fTop</text:span><text:span text:style-name="T4"> = &amp;</text:span><text:span text:style-name="T10">fTop</text:span><text:span text:style-name="T4">-&gt;getNext();</text:span></text:p>
      <text:p text:style-name="P10"><text:tab/><text:tab/><text:tab/>temp-&gt;dropNode();</text:p>
      <text:p text:style-name="P13"><text:soft-page-break/><text:span text:style-name="T4"><text:tab/><text:tab/><text:tab/></text:span><text:span text:style-name="T3">delete</text:span><text:span text:style-name="T4"> temp;</text:span></text:p>
      <text:p text:style-name="P13"><text:span text:style-name="T4"><text:tab/><text:tab/><text:tab/></text:span><text:span text:style-name="T10">fCount</text:span><text:span text:style-name="T4">--;</text:span></text:p>
      <text:p text:style-name="P10"><text:tab/><text:tab/>}</text:p>
      <text:p text:style-name="P10"><text:tab/>}</text:p>
      <text:p text:style-name="P13"/>
      <text:p text:style-name="P13"><text:span text:style-name="T4"><text:tab/></text:span><text:span text:style-name="T3">void</text:span><text:span text:style-name="T4"> </text:span><text:span text:style-name="T5">dropLast</text:span><text:span text:style-name="T4">() </text:span><text:span text:style-name="T12">//delete last node</text:span></text:p>
      <text:p text:style-name="P10"><text:tab/>{</text:p>
      <text:p text:style-name="P13"><text:span text:style-name="T4"><text:tab/><text:tab/></text:span><text:span text:style-name="T3">if</text:span><text:span text:style-name="T4">(</text:span><text:span text:style-name="T10">fCount</text:span><text:span text:style-name="T4"> &gt; 0){</text:span></text:p>
      <text:p text:style-name="P13"><text:span text:style-name="T4"><text:tab/><text:tab/><text:tab/></text:span><text:span text:style-name="T9">ListImpl</text:span><text:span text:style-name="T4"> temp = </text:span><text:span text:style-name="T10">fLast</text:span><text:span text:style-name="T4">;</text:span></text:p>
      <text:p text:style-name="P13"><text:span text:style-name="T4"><text:tab/><text:tab/><text:tab/></text:span><text:span text:style-name="T10">fLast</text:span><text:span text:style-name="T4"> = &amp;</text:span><text:span text:style-name="T10">fLast</text:span><text:span text:style-name="T4">-&gt;getPrevious();</text:span></text:p>
      <text:p text:style-name="P10"><text:tab/><text:tab/><text:tab/>temp-&gt;dropNode();</text:p>
      <text:p text:style-name="P13"><text:span text:style-name="T4"><text:tab/><text:tab/><text:tab/></text:span><text:span text:style-name="T3">delete</text:span><text:span text:style-name="T4"> temp;</text:span></text:p>
      <text:p text:style-name="P13"><text:span text:style-name="T4"><text:tab/><text:tab/><text:tab/></text:span><text:span text:style-name="T10">fCount</text:span><text:span text:style-name="T4">--;</text:span></text:p>
      <text:p text:style-name="P10"><text:tab/><text:tab/>}</text:p>
      <text:p text:style-name="P10"><text:tab/>}</text:p>
      <text:p text:style-name="P13"/>
      <text:p text:style-name="P13"><text:span text:style-name="T4"><text:tab/></text:span><text:span text:style-name="T3">const</text:span><text:span text:style-name="T4"> </text:span><text:span text:style-name="T8">T</text:span><text:span text:style-name="T4">&amp; </text:span><text:span text:style-name="T5">operator[]</text:span><text:span text:style-name="T4">(</text:span><text:span text:style-name="T3">int</text:span><text:span text:style-name="T4"> aIndex) </text:span><text:span text:style-name="T3">const</text:span><text:span text:style-name="T4"> </text:span><text:span text:style-name="T12">//list indexer</text:span></text:p>
      <text:p text:style-name="P10"><text:tab/>{</text:p>
      <text:p text:style-name="P13"><text:span text:style-name="T4"><text:tab/><text:tab/></text:span><text:span text:style-name="T9">ListImpl</text:span><text:span text:style-name="T4"> curr = </text:span><text:span text:style-name="T10">fTop</text:span><text:span text:style-name="T4">;</text:span></text:p>
      <text:p text:style-name="P13"><text:span text:style-name="T4"><text:tab/><text:tab/></text:span><text:span text:style-name="T3">if</text:span><text:span text:style-name="T4">(aIndex &gt;= size()){</text:span></text:p>
      <text:p text:style-name="P13"><text:span text:style-name="T4"><text:tab/><text:tab/><text:tab/></text:span><text:span text:style-name="T3">throw</text:span><text:span text:style-name="T4"> std::</text:span><text:span text:style-name="T15">out_of_range</text:span><text:span text:style-name="T4">(</text:span><text:span text:style-name="T6">"Out of range index!"</text:span><text:span text:style-name="T4">);</text:span></text:p>
      <text:p text:style-name="P10"><text:tab/><text:tab/>}</text:p>
      <text:p text:style-name="P13"><text:span text:style-name="T4"><text:tab/><text:tab/></text:span><text:span text:style-name="T3">else</text:span><text:span text:style-name="T4">{</text:span></text:p>
      <text:p text:style-name="P13"><text:span text:style-name="T4"><text:tab/><text:tab/><text:tab/></text:span><text:span text:style-name="T3">for</text:span><text:span text:style-name="T4">(</text:span><text:span text:style-name="T3">int</text:span><text:span text:style-name="T4"> i = 0; i &lt; aIndex; i++)</text:span></text:p>
      <text:p text:style-name="P10"><text:tab/><text:tab/><text:tab/><text:tab/>curr = &amp;curr-&gt;getNext();</text:p>
      <text:p text:style-name="P10"><text:tab/><text:tab/>}</text:p>
      <text:p text:style-name="P13"><text:span text:style-name="T4"><text:tab/><text:tab/></text:span><text:span text:style-name="T3">return</text:span><text:span text:style-name="T4"> curr-&gt;getValue();</text:span></text:p>
      <text:p text:style-name="P10"><text:tab/>}</text:p>
      <text:p text:style-name="P13"/>
      <text:p text:style-name="P13"><text:span text:style-name="T4"><text:tab/></text:span><text:span text:style-name="T9">ListIterator</text:span><text:span text:style-name="T4"> </text:span><text:span text:style-name="T5">begin</text:span><text:span text:style-name="T4">() </text:span><text:span text:style-name="T3">const</text:span><text:span text:style-name="T4"> </text:span><text:span text:style-name="T12">//list iterator</text:span></text:p>
      <text:p text:style-name="P10"><text:tab/>{</text:p>
      <text:p text:style-name="P13"><text:span text:style-name="T4"><text:tab/><text:tab/></text:span><text:span text:style-name="T9">ListIterator</text:span><text:span text:style-name="T4"> returnIter(*</text:span><text:span text:style-name="T10">fTop</text:span><text:span text:style-name="T4">);</text:span></text:p>
      <text:p text:style-name="P10"><text:tab/><text:tab/>returnIter = returnIter.begin();</text:p>
      <text:p text:style-name="P10"><text:tab/><text:tab/>returnIter++;</text:p>
      <text:p text:style-name="P13"><text:span text:style-name="T4"><text:tab/><text:tab/></text:span><text:span text:style-name="T3">return</text:span><text:span text:style-name="T4"> returnIter;</text:span></text:p>
      <text:p text:style-name="P10"><text:tab/>}</text:p>
      <text:p text:style-name="P13"/>
      <text:p text:style-name="P13"><text:span text:style-name="T4"><text:tab/></text:span><text:span text:style-name="T9">ListIterator</text:span><text:span text:style-name="T4"> </text:span><text:span text:style-name="T5">end</text:span><text:span text:style-name="T4">() </text:span><text:span text:style-name="T3">const</text:span><text:span text:style-name="T4"> </text:span><text:span text:style-name="T12">//list iterator</text:span></text:p>
      <text:p text:style-name="P10"><text:tab/>{</text:p>
      <text:p text:style-name="P13"><text:span text:style-name="T4"><text:tab/><text:tab/></text:span><text:span text:style-name="T9">ListIterator</text:span><text:span text:style-name="T4"> returnIter(*</text:span><text:span text:style-name="T10">fLast</text:span><text:span text:style-name="T4">);</text:span></text:p>
      <text:p text:style-name="P10"><text:tab/><text:tab/>returnIter = returnIter.end();</text:p>
      <text:p text:style-name="P13"><text:span text:style-name="T4"><text:tab/><text:tab/></text:span><text:span text:style-name="T3">return</text:span><text:span text:style-name="T4"> returnIter;</text:span></text:p>
      <text:p text:style-name="P10"><text:tab/>}</text:p>
      <text:p text:style-name="P10">};</text:p>
      <text:p text:style-name="P13"/>
      <text:p text:style-name="P13"><text:span text:style-name="T3">#endif</text:span><text:span text:style-name="T4"> </text:span><text:span text:style-name="T12">/* LIST_H_ */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NodeIterator.h</text:p>
      <text:p text:style-name="P15"/>
      <text:p text:style-name="P12"><text:span text:style-name="T2">#ifndef</text:span><text:span text:style-name="T4"> NODEITERATOR_H_</text:span></text:p>
      <text:p text:style-name="P12"><text:span text:style-name="T2">#define</text:span><text:span text:style-name="T4"> NODEITERATOR_H_</text:span></text:p>
      <text:p text:style-name="P12"><text:span text:style-name="T2">template</text:span><text:span text:style-name="T4">&lt;</text:span><text:span text:style-name="T2">class</text:span><text:span text:style-name="T4"> </text:span><text:span text:style-name="T7">DataType</text:span><text:span text:style-name="T4">&gt;</text:span></text:p>
      <text:p text:style-name="P12"><text:span text:style-name="T2">class</text:span><text:span text:style-name="T4"> </text:span><text:span text:style-name="T9">NodeIterator</text:span></text:p>
      <text:p text:style-name="P9">{</text:p>
      <text:p text:style-name="P12"><text:span text:style-name="T2">private</text:span><text:span text:style-name="T4">:</text:span></text:p>
      <text:p text:style-name="P12"><text:span text:style-name="T4"><text:tab/></text:span><text:span text:style-name="T2">enum</text:span><text:span text:style-name="T4"> IteratorStates { </text:span><text:span text:style-name="T11">BEFORE</text:span><text:span text:style-name="T4">, </text:span><text:span text:style-name="T11">DATA</text:span><text:span text:style-name="T4"> , </text:span><text:span text:style-name="T11">END</text:span><text:span text:style-name="T4"> };</text:span></text:p>
      <text:p text:style-name="P12"/>
      <text:p text:style-name="P12"><text:span text:style-name="T4"><text:tab/>IteratorStates </text:span><text:span text:style-name="T10">fState</text:span><text:span text:style-name="T4">;</text:span></text:p>
      <text:p text:style-name="P12"/>
      <text:p text:style-name="P12"><text:span text:style-name="T4"><text:tab/></text:span><text:span text:style-name="T2">typedef</text:span><text:span text:style-name="T4"> </text:span><text:span text:style-name="T9">DoubleLinkedNode</text:span><text:span text:style-name="T4">&lt;</text:span><text:span text:style-name="T7">DataType</text:span><text:span text:style-name="T4">&gt; </text:span><text:span text:style-name="T9">Node</text:span><text:span text:style-name="T4">;</text:span></text:p>
      <text:p text:style-name="P12"/>
      <text:p text:style-name="P12"><text:span text:style-name="T4"><text:tab/></text:span><text:span text:style-name="T2">const</text:span><text:span text:style-name="T4"> </text:span><text:span text:style-name="T9">Node</text:span><text:span text:style-name="T4">* </text:span><text:span text:style-name="T10">fLeftmost</text:span><text:span text:style-name="T4">;</text:span></text:p>
      <text:p text:style-name="P12"><text:span text:style-name="T4"><text:tab/></text:span><text:span text:style-name="T2">const</text:span><text:span text:style-name="T4"> </text:span><text:span text:style-name="T9">Node</text:span><text:span text:style-name="T4">* </text:span><text:span text:style-name="T10">fRightmost</text:span><text:span text:style-name="T4">;</text:span></text:p>
      <text:p text:style-name="P12"><text:span text:style-name="T4"><text:tab/></text:span><text:span text:style-name="T2">const</text:span><text:span text:style-name="T4"> </text:span><text:span text:style-name="T9">Node</text:span><text:span text:style-name="T4">* </text:span><text:span text:style-name="T10">fCurrent</text:span><text:span text:style-name="T4">;</text:span></text:p>
      <text:p text:style-name="P12"/>
      <text:p text:style-name="P12"><text:span text:style-name="T2">public</text:span><text:span text:style-name="T4">:</text:span></text:p>
      <text:p text:style-name="P12"><text:span text:style-name="T4"><text:tab/></text:span><text:span text:style-name="T2">typedef</text:span><text:span text:style-name="T4"> </text:span><text:span text:style-name="T9">NodeIterator</text:span><text:span text:style-name="T4">&lt;</text:span><text:span text:style-name="T7">DataType</text:span><text:span text:style-name="T4">&gt; </text:span><text:span text:style-name="T9">Iterator</text:span><text:span text:style-name="T4">;</text:span></text:p>
      <text:p text:style-name="P12"/>
      <text:p text:style-name="P12"><text:span text:style-name="T4"><text:tab/></text:span><text:span text:style-name="T4">NodeIterator</text:span><text:span text:style-name="T4">(</text:span><text:span text:style-name="T2">const</text:span><text:span text:style-name="T4"> </text:span><text:span text:style-name="T9">Node</text:span><text:span text:style-name="T4">&amp; aList)</text:span></text:p>
      <text:p text:style-name="P9"><text:tab/>{</text:p>
      <text:p text:style-name="P12"><text:span text:style-name="T4"><text:tab/><text:tab/></text:span><text:span text:style-name="T12">//Set leftmost</text:span></text:p>
      <text:p text:style-name="P12"><text:span text:style-name="T4"><text:tab/><text:tab/></text:span><text:span text:style-name="T10">fLeftmost</text:span><text:span text:style-name="T4"> = &amp;aList;</text:span></text:p>
      <text:p text:style-name="P12"><text:span text:style-name="T4"><text:tab/><text:tab/></text:span><text:span text:style-name="T2">while</text:span><text:span text:style-name="T4"> (&amp;</text:span><text:span text:style-name="T10">fLeftmost</text:span><text:span text:style-name="T4">-&gt;getPrevious() != &amp;</text:span><text:span text:style-name="T9">Node</text:span><text:span text:style-name="T4">::NIL)</text:span></text:p>
      <text:p text:style-name="P12"><text:span text:style-name="T4"><text:tab/><text:tab/><text:tab/></text:span><text:span text:style-name="T10">fLeftmost</text:span><text:span text:style-name="T4"> = &amp;</text:span><text:span text:style-name="T10">fLeftmost</text:span><text:span text:style-name="T4">-&gt;getPrevious();</text:span></text:p>
      <text:p text:style-name="P12"/>
      <text:p text:style-name="P12"><text:span text:style-name="T4"><text:tab/><text:tab/></text:span><text:span text:style-name="T12">//Set rightmost</text:span></text:p>
      <text:p text:style-name="P12"><text:span text:style-name="T4"><text:tab/><text:tab/></text:span><text:span text:style-name="T10">fRightmost</text:span><text:span text:style-name="T4"> = &amp;aList;</text:span></text:p>
      <text:p text:style-name="P12"><text:span text:style-name="T4"><text:tab/><text:tab/></text:span><text:span text:style-name="T2">while</text:span><text:span text:style-name="T4"> (&amp;</text:span><text:span text:style-name="T10">fRightmost</text:span><text:span text:style-name="T4">-&gt;getNext() != &amp;</text:span><text:span text:style-name="T9">Node</text:span><text:span text:style-name="T4">::NIL)</text:span></text:p>
      <text:p text:style-name="P12"><text:span text:style-name="T4"><text:tab/><text:tab/><text:tab/></text:span><text:span text:style-name="T10">fRightmost</text:span><text:span text:style-name="T4"> = &amp;</text:span><text:span text:style-name="T10">fRightmost</text:span><text:span text:style-name="T4">-&gt;getNext();</text:span></text:p>
      <text:p text:style-name="P12"/>
      <text:p text:style-name="P12"><text:span text:style-name="T4"><text:tab/> <text:s text:c="3"/></text:span><text:span text:style-name="T12">//start iterator at leftmost element</text:span></text:p>
      <text:p text:style-name="P12"><text:span text:style-name="T4"><text:tab/> <text:s text:c="3"/></text:span><text:span text:style-name="T10">fCurrent</text:span><text:span text:style-name="T4"> = </text:span><text:span text:style-name="T10">fLeftmost</text:span><text:span text:style-name="T4">;</text:span></text:p>
      <text:p text:style-name="P12"/>
      <text:p text:style-name="P12"><text:span text:style-name="T4"><text:tab/> <text:s text:c="3"/></text:span><text:span text:style-name="T12">//set state</text:span></text:p>
      <text:p text:style-name="P12"><text:span text:style-name="T4"><text:tab/> <text:s text:c="3"/></text:span><text:span text:style-name="T2">if</text:span><text:span text:style-name="T4">(</text:span><text:span text:style-name="T10">fCurrent</text:span><text:span text:style-name="T4"> == &amp;</text:span><text:span text:style-name="T9">Node</text:span><text:span text:style-name="T4">::NIL)</text:span></text:p>
      <text:p text:style-name="P12"><text:span text:style-name="T4"><text:tab/> <text:s text:c="3"/><text:tab/></text:span><text:span text:style-name="T10">fState</text:span><text:span text:style-name="T4"> = </text:span><text:span text:style-name="T11">END</text:span><text:span text:style-name="T4">;</text:span></text:p>
      <text:p text:style-name="P12"><text:span text:style-name="T4"><text:tab/> <text:s text:c="3"/></text:span><text:span text:style-name="T2">else</text:span></text:p>
      <text:p text:style-name="P12"><text:span text:style-name="T4"><text:tab/> <text:s text:c="3"/><text:tab/></text:span><text:span text:style-name="T10">fState</text:span><text:span text:style-name="T4"> = </text:span><text:span text:style-name="T11">DATA</text:span><text:span text:style-name="T4">;</text:span></text:p>
      <text:p text:style-name="P9"><text:tab/> <text:s/>}</text:p>
      <text:p text:style-name="P12"/>
      <text:p text:style-name="P12"><text:span text:style-name="T4"><text:tab/> <text:s/></text:span><text:span text:style-name="T2">const</text:span><text:span text:style-name="T4"> </text:span><text:span text:style-name="T7">DataType</text:span><text:span text:style-name="T4">&amp; </text:span><text:span text:style-name="T4">operator*</text:span><text:span text:style-name="T4">() </text:span><text:span text:style-name="T2">const</text:span></text:p>
      <text:p text:style-name="P9"><text:tab/> <text:s/>{</text:p>
      <text:p text:style-name="P12"><text:span text:style-name="T4"><text:tab/><text:tab/> <text:s/></text:span><text:span text:style-name="T2">return</text:span><text:span text:style-name="T4"> </text:span><text:span text:style-name="T10">fCurrent</text:span><text:span text:style-name="T4">-&gt;getValue();</text:span></text:p>
      <text:p text:style-name="P9"><text:tab/> <text:s/>}</text:p>
      <text:p text:style-name="P12"/>
      <text:p text:style-name="P12"><text:span text:style-name="T4"><text:tab/> <text:s/></text:span><text:span text:style-name="T9">Iterator</text:span><text:span text:style-name="T4">&amp; </text:span><text:span text:style-name="T4">operator++</text:span><text:span text:style-name="T4">()</text:span></text:p>
      <text:p text:style-name="P9"><text:tab/> <text:s/>{</text:p>
      <text:p text:style-name="P12"><text:span text:style-name="T4"><text:tab/><text:tab/> <text:s/></text:span><text:span text:style-name="T2">if</text:span><text:span text:style-name="T4">(</text:span><text:span text:style-name="T10">fState</text:span><text:span text:style-name="T4"> == </text:span><text:span text:style-name="T11">BEFORE</text:span><text:span text:style-name="T4">){</text:span></text:p>
      <text:p text:style-name="P12"><text:span text:style-name="T4"><text:tab/><text:tab/><text:tab/> <text:s/></text:span><text:span text:style-name="T10">fCurrent</text:span><text:span text:style-name="T4"> = </text:span><text:span text:style-name="T10">fLeftmost</text:span><text:span text:style-name="T4">;</text:span></text:p>
      <text:p text:style-name="P12"><text:span text:style-name="T4"><text:tab/><text:tab/><text:tab/> <text:s/></text:span><text:span text:style-name="T2">if</text:span><text:span text:style-name="T4">(</text:span><text:span text:style-name="T10">fCurrent</text:span><text:span text:style-name="T4"> == &amp;</text:span><text:span text:style-name="T9">Node</text:span><text:span text:style-name="T4">::NIL)</text:span></text:p>
      <text:p text:style-name="P12"><text:span text:style-name="T4"><text:tab/><text:tab/><text:tab/><text:tab/> <text:s/></text:span><text:span text:style-name="T10">fState</text:span><text:span text:style-name="T4"> = </text:span><text:span text:style-name="T11">END</text:span><text:span text:style-name="T4">;</text:span></text:p>
      <text:p text:style-name="P12"><text:span text:style-name="T4"><text:tab/><text:tab/><text:tab/> <text:s/></text:span><text:span text:style-name="T2">else</text:span></text:p>
      <text:p text:style-name="P12"><text:span text:style-name="T4"><text:tab/><text:tab/><text:tab/><text:tab/> <text:s/></text:span><text:span text:style-name="T10">fState</text:span><text:span text:style-name="T4"> = </text:span><text:span text:style-name="T11">DATA</text:span><text:span text:style-name="T4">;</text:span></text:p>
      <text:p text:style-name="P9"><text:tab/><text:tab/> <text:s/>}</text:p>
      <text:p text:style-name="P12"><text:span text:style-name="T4"><text:tab/><text:tab/> <text:s/></text:span><text:span text:style-name="T2">else</text:span><text:span text:style-name="T4"> </text:span><text:span text:style-name="T2">if</text:span><text:span text:style-name="T4">(</text:span><text:span text:style-name="T10">fState</text:span><text:span text:style-name="T4"> == </text:span><text:span text:style-name="T11">DATA</text:span><text:span text:style-name="T4">){</text:span></text:p>
      <text:p text:style-name="P12"><text:span text:style-name="T4"><text:tab/><text:tab/><text:tab/> <text:s/></text:span><text:span text:style-name="T10">fCurrent</text:span><text:span text:style-name="T4"> = &amp;</text:span><text:span text:style-name="T10">fCurrent</text:span><text:span text:style-name="T4">-&gt;getNext();</text:span></text:p>
      <text:p text:style-name="P12"><text:span text:style-name="T4"><text:tab/><text:tab/><text:tab/> <text:s/></text:span><text:span text:style-name="T2">if</text:span><text:span text:style-name="T4">(</text:span><text:span text:style-name="T10">fCurrent</text:span><text:span text:style-name="T4"> == &amp;</text:span><text:span text:style-name="T9">Node</text:span><text:span text:style-name="T4">::NIL)</text:span></text:p>
      <text:p text:style-name="P12"><text:span text:style-name="T4"><text:tab/><text:tab/><text:tab/><text:tab/> <text:s/></text:span><text:span text:style-name="T10">fState</text:span><text:span text:style-name="T4"> = </text:span><text:span text:style-name="T11">END</text:span><text:span text:style-name="T4">;</text:span></text:p>
      <text:p text:style-name="P9"><text:tab/><text:tab/> <text:s/>}</text:p>
      <text:p text:style-name="P12"><text:span text:style-name="T4"><text:tab/> <text:s text:c="3"/></text:span><text:span text:style-name="T2">return</text:span><text:span text:style-name="T4"> *</text:span><text:span text:style-name="T2">this</text:span><text:span text:style-name="T4">;</text:span></text:p>
      <text:p text:style-name="P9"><text:tab/> <text:s/>}</text:p>
      <text:p text:style-name="P12"/>
      <text:p text:style-name="P12"><text:soft-page-break/><text:span text:style-name="T4"><text:tab/> <text:s/></text:span><text:span text:style-name="T9">Iterator</text:span><text:span text:style-name="T4"> </text:span><text:span text:style-name="T4">operator++</text:span><text:span text:style-name="T4">(</text:span><text:span text:style-name="T2">int</text:span><text:span text:style-name="T4">)</text:span></text:p>
      <text:p text:style-name="P9"><text:tab/> <text:s/>{</text:p>
      <text:p text:style-name="P12"><text:span text:style-name="T4"><text:tab/><text:tab/> <text:s/></text:span><text:span text:style-name="T9">Iterator</text:span><text:span text:style-name="T4"> returnIter = *</text:span><text:span text:style-name="T2">this</text:span><text:span text:style-name="T4">;</text:span></text:p>
      <text:p text:style-name="P12"><text:span text:style-name="T4"><text:tab/><text:tab/> <text:s/>++(*</text:span><text:span text:style-name="T2">this</text:span><text:span text:style-name="T4">);</text:span></text:p>
      <text:p text:style-name="P12"/>
      <text:p text:style-name="P12"><text:span text:style-name="T4"><text:tab/><text:tab/> <text:s/></text:span><text:span text:style-name="T2">return</text:span><text:span text:style-name="T4"> returnIter;</text:span></text:p>
      <text:p text:style-name="P9"><text:tab/> <text:s/>}</text:p>
      <text:p text:style-name="P12"/>
      <text:p text:style-name="P12"><text:span text:style-name="T4"><text:tab/> <text:s/></text:span><text:span text:style-name="T9">Iterator</text:span><text:span text:style-name="T4">&amp; </text:span><text:span text:style-name="T4">operator--</text:span><text:span text:style-name="T4">()</text:span></text:p>
      <text:p text:style-name="P9"><text:tab/> <text:s/>{</text:p>
      <text:p text:style-name="P12"><text:span text:style-name="T4"><text:tab/><text:tab/> <text:s/></text:span><text:span text:style-name="T2">if</text:span><text:span text:style-name="T4">(</text:span><text:span text:style-name="T10">fState</text:span><text:span text:style-name="T4"> == </text:span><text:span text:style-name="T11">END</text:span><text:span text:style-name="T4">){</text:span></text:p>
      <text:p text:style-name="P12"><text:span text:style-name="T4"><text:tab/><text:tab/><text:tab/> <text:s/></text:span><text:span text:style-name="T10">fCurrent</text:span><text:span text:style-name="T4"> = </text:span><text:span text:style-name="T10">fRightmost</text:span><text:span text:style-name="T4">;</text:span></text:p>
      <text:p text:style-name="P12"><text:span text:style-name="T4"><text:tab/><text:tab/><text:tab/> <text:s/></text:span><text:span text:style-name="T2">if</text:span><text:span text:style-name="T4">(</text:span><text:span text:style-name="T10">fCurrent</text:span><text:span text:style-name="T4"> == &amp;</text:span><text:span text:style-name="T9">Node</text:span><text:span text:style-name="T4">::NIL)</text:span></text:p>
      <text:p text:style-name="P12"><text:span text:style-name="T4"><text:tab/><text:tab/><text:tab/><text:tab/> <text:s/></text:span><text:span text:style-name="T10">fState</text:span><text:span text:style-name="T4"> = </text:span><text:span text:style-name="T11">BEFORE</text:span><text:span text:style-name="T4">;</text:span></text:p>
      <text:p text:style-name="P12"><text:span text:style-name="T4"><text:tab/><text:tab/><text:tab/> <text:s/></text:span><text:span text:style-name="T2">else</text:span></text:p>
      <text:p text:style-name="P12"><text:span text:style-name="T4"><text:tab/><text:tab/><text:tab/><text:tab/> <text:s/></text:span><text:span text:style-name="T10">fState</text:span><text:span text:style-name="T4"> = </text:span><text:span text:style-name="T11">DATA</text:span><text:span text:style-name="T4">;</text:span></text:p>
      <text:p text:style-name="P9"><text:tab/><text:tab/> <text:s/>}</text:p>
      <text:p text:style-name="P12"><text:span text:style-name="T4"><text:tab/><text:tab/> <text:s/></text:span><text:span text:style-name="T2">else</text:span><text:span text:style-name="T4"> </text:span><text:span text:style-name="T2">if</text:span><text:span text:style-name="T4">(</text:span><text:span text:style-name="T10">fState</text:span><text:span text:style-name="T4"> == </text:span><text:span text:style-name="T11">DATA</text:span><text:span text:style-name="T4">){</text:span></text:p>
      <text:p text:style-name="P12"><text:span text:style-name="T4"><text:tab/><text:tab/><text:tab/> <text:s/></text:span><text:span text:style-name="T10">fCurrent</text:span><text:span text:style-name="T4"> = &amp;</text:span><text:span text:style-name="T10">fCurrent</text:span><text:span text:style-name="T4">-&gt;getPrevious();</text:span></text:p>
      <text:p text:style-name="P12"><text:span text:style-name="T4"><text:tab/><text:tab/><text:tab/> <text:s/></text:span><text:span text:style-name="T2">if</text:span><text:span text:style-name="T4">(</text:span><text:span text:style-name="T10">fCurrent</text:span><text:span text:style-name="T4"> == &amp;</text:span><text:span text:style-name="T9">Node</text:span><text:span text:style-name="T4">::NIL)</text:span></text:p>
      <text:p text:style-name="P12"><text:span text:style-name="T4"><text:tab/><text:tab/><text:tab/><text:tab/> <text:s/></text:span><text:span text:style-name="T10">fState</text:span><text:span text:style-name="T4"> = </text:span><text:span text:style-name="T11">BEFORE</text:span><text:span text:style-name="T4">;</text:span></text:p>
      <text:p text:style-name="P9"><text:tab/><text:tab/> <text:s/>}</text:p>
      <text:p text:style-name="P12"/>
      <text:p text:style-name="P12"><text:span text:style-name="T4"><text:tab/> <text:s text:c="3"/></text:span><text:span text:style-name="T2">return</text:span><text:span text:style-name="T4"> *</text:span><text:span text:style-name="T2">this</text:span><text:span text:style-name="T4">;</text:span></text:p>
      <text:p text:style-name="P9"><text:tab/> <text:s/>}</text:p>
      <text:p text:style-name="P12"/>
      <text:p text:style-name="P12"><text:span text:style-name="T4"><text:tab/> <text:s/></text:span><text:span text:style-name="T9">NodeIterator</text:span><text:span text:style-name="T4"> </text:span><text:span text:style-name="T4">operator--</text:span><text:span text:style-name="T4">(</text:span><text:span text:style-name="T2">int</text:span><text:span text:style-name="T4">)</text:span></text:p>
      <text:p text:style-name="P9"><text:tab/> <text:s/>{</text:p>
      <text:p text:style-name="P12"><text:span text:style-name="T4"><text:tab/><text:tab/> <text:s/></text:span><text:span text:style-name="T9">Iterator</text:span><text:span text:style-name="T4"> returnIter = *</text:span><text:span text:style-name="T2">this</text:span><text:span text:style-name="T4">;</text:span></text:p>
      <text:p text:style-name="P12"><text:span text:style-name="T4"><text:tab/><text:tab/> <text:s/>--(*</text:span><text:span text:style-name="T2">this</text:span><text:span text:style-name="T4">);</text:span></text:p>
      <text:p text:style-name="P12"/>
      <text:p text:style-name="P12"><text:span text:style-name="T4"><text:tab/><text:tab/> <text:s/></text:span><text:span text:style-name="T2">return</text:span><text:span text:style-name="T4"> returnIter;</text:span></text:p>
      <text:p text:style-name="P9"><text:tab/> <text:s/>}</text:p>
      <text:p text:style-name="P12"/>
      <text:p text:style-name="P12"><text:span text:style-name="T4"><text:tab/> <text:s/></text:span><text:span text:style-name="T2">bool</text:span><text:span text:style-name="T4"> </text:span><text:span text:style-name="T4">operator==</text:span><text:span text:style-name="T4">(</text:span><text:span text:style-name="T2">const</text:span><text:span text:style-name="T4"> </text:span><text:span text:style-name="T9">Iterator</text:span><text:span text:style-name="T4">&amp; aOtherIter) </text:span><text:span text:style-name="T2">const</text:span></text:p>
      <text:p text:style-name="P9"><text:tab/> <text:s/>{</text:p>
      <text:p text:style-name="P12"><text:span text:style-name="T4"><text:tab/><text:tab/> <text:s/></text:span><text:span text:style-name="T2">return</text:span><text:span text:style-name="T4"> (</text:span><text:span text:style-name="T10">fCurrent</text:span><text:span text:style-name="T4"> == aOtherIter.</text:span><text:span text:style-name="T10">fCurrent</text:span><text:span text:style-name="T4">) &amp;&amp; (</text:span><text:span text:style-name="T10">fLeftmost</text:span><text:span text:style-name="T4"> == aOtherIter.</text:span><text:span text:style-name="T10">fLeftmost</text:span><text:span text:style-name="T4">) &amp;&amp; (</text:span><text:span text:style-name="T10">fRightmost</text:span><text:span text:style-name="T4"> == aOtherIter.</text:span><text:span text:style-name="T10">fRightmost</text:span><text:span text:style-name="T4">) &amp;&amp; (</text:span><text:span text:style-name="T10">fState</text:span><text:span text:style-name="T4"> == aOtherIter.</text:span><text:span text:style-name="T10">fState</text:span><text:span text:style-name="T4">);</text:span></text:p>
      <text:p text:style-name="P9"><text:tab/> <text:s/>}</text:p>
      <text:p text:style-name="P12"/>
      <text:p text:style-name="P12"><text:span text:style-name="T4"><text:tab/> <text:s/></text:span><text:span text:style-name="T2">bool</text:span><text:span text:style-name="T4"> </text:span><text:span text:style-name="T4">operator!=</text:span><text:span text:style-name="T4">(</text:span><text:span text:style-name="T2">const</text:span><text:span text:style-name="T4"> </text:span><text:span text:style-name="T9">Iterator</text:span><text:span text:style-name="T4">&amp; aOtherIter) </text:span><text:span text:style-name="T2">const</text:span></text:p>
      <text:p text:style-name="P9"><text:tab/> <text:s/>{</text:p>
      <text:p text:style-name="P12"><text:span text:style-name="T4"><text:tab/><text:tab/> <text:s/></text:span><text:span text:style-name="T2">return</text:span><text:span text:style-name="T4"> !(*</text:span><text:span text:style-name="T2">this</text:span><text:span text:style-name="T4"> == aOtherIter);</text:span></text:p>
      <text:p text:style-name="P9"><text:tab/> <text:s/>}</text:p>
      <text:p text:style-name="P12"/>
      <text:p text:style-name="P12"><text:span text:style-name="T4"><text:tab/> <text:s/></text:span><text:span text:style-name="T9">Iterator</text:span><text:span text:style-name="T4"> </text:span><text:span text:style-name="T4">begin</text:span><text:span text:style-name="T4">()</text:span></text:p>
      <text:p text:style-name="P9"><text:tab/> <text:s/>{</text:p>
      <text:p text:style-name="P12"><text:span text:style-name="T4"><text:tab/><text:tab/> <text:s/></text:span><text:span text:style-name="T9">Iterator</text:span><text:span text:style-name="T4"> returnIter = *</text:span><text:span text:style-name="T2">this</text:span><text:span text:style-name="T4">;</text:span></text:p>
      <text:p text:style-name="P12"><text:span text:style-name="T4"><text:tab/><text:tab/> <text:s/>returnIter.</text:span><text:span text:style-name="T10">fCurrent</text:span><text:span text:style-name="T4"> = &amp;</text:span><text:span text:style-name="T9">Node</text:span><text:span text:style-name="T4">::NIL;</text:span></text:p>
      <text:p text:style-name="P12"><text:span text:style-name="T4"><text:tab/><text:tab/> <text:s/>returnIter.</text:span><text:span text:style-name="T10">fState</text:span><text:span text:style-name="T4"> = </text:span><text:span text:style-name="T11">BEFORE</text:span><text:span text:style-name="T4">;</text:span></text:p>
      <text:p text:style-name="P12"/>
      <text:p text:style-name="P12"><text:span text:style-name="T4"><text:tab/><text:tab/> <text:s/></text:span><text:span text:style-name="T2">return</text:span><text:span text:style-name="T4"> returnIter;</text:span></text:p>
      <text:p text:style-name="P9"><text:tab/> <text:s/>}</text:p>
      <text:p text:style-name="P12"/>
      <text:p text:style-name="P12"><text:span text:style-name="T4"><text:tab/> <text:s/></text:span><text:span text:style-name="T9">Iterator</text:span><text:span text:style-name="T4"> </text:span><text:span text:style-name="T4">end</text:span><text:span text:style-name="T4">()</text:span></text:p>
      <text:p text:style-name="P9"><text:tab/> <text:s/>{</text:p>
      <text:p text:style-name="P12"><text:span text:style-name="T4"><text:tab/><text:tab/> <text:s/></text:span><text:span text:style-name="T9">Iterator</text:span><text:span text:style-name="T4"> returnIter = *</text:span><text:span text:style-name="T2">this</text:span><text:span text:style-name="T4">;</text:span></text:p>
      <text:p text:style-name="P12"><text:span text:style-name="T4"><text:tab/><text:tab/> <text:s/>returnIter.</text:span><text:span text:style-name="T10">fCurrent</text:span><text:span text:style-name="T4"> = &amp;</text:span><text:span text:style-name="T9">Node</text:span><text:span text:style-name="T4">::NIL;</text:span></text:p>
      <text:p text:style-name="P12"><text:span text:style-name="T4"><text:tab/><text:tab/> <text:s/>returnIter.</text:span><text:span text:style-name="T10">fState</text:span><text:span text:style-name="T4"> = </text:span><text:span text:style-name="T11">END</text:span><text:span text:style-name="T4">;</text:span></text:p>
      <text:p text:style-name="P12"/>
      <text:p text:style-name="P12"><text:span text:style-name="T4"><text:tab/><text:tab/> <text:s/></text:span><text:span text:style-name="T2">return</text:span><text:span text:style-name="T4"> returnIter;</text:span></text:p>
      <text:p text:style-name="P9"><text:tab/> <text:s/>}</text:p>
      <text:p text:style-name="P9">};</text:p>
      <text:p text:style-name="P12"/>
      <text:p text:style-name="P12"><text:span text:style-name="T2">#endif</text:span><text:span text:style-name="T4"> </text:span><text:span text:style-name="T12">/* NODEITERATOR_H_ */</text:span>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I" svg:font-family="CalibI"/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8T21:35:53.45</meta:creation-date>
    <dc:date>2011-05-10T14:34:13</dc:date>
    <meta:editing-duration>PT8M33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7" meta:paragraph-count="327" meta:word-count="821" meta:character-count="6655"/>
  </office:meta>
</office:document-meta>
</file>